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18.45mm"/>
    </style:style>
    <style:style style:name="co3" style:family="table-column">
      <style:table-column-properties fo:break-before="auto" style:column-width="13.79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12.95mm"/>
    </style:style>
    <style:style style:name="co6" style:family="table-column">
      <style:table-column-properties fo:break-before="auto" style:column-width="19.1mm"/>
    </style:style>
    <style:style style:name="co7" style:family="table-column">
      <style:table-column-properties fo:break-before="auto" style:column-width="13.37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1.8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my_DungeonBack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階層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出現率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出現率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出現率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出現率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基本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基本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弓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基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弓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基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弓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弓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基本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弓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ユーフォー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基本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弓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ユーフォー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基本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弓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ユーフォー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基本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弓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ユーフォー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弓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幽霊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弓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幽霊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弓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幽霊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基本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幽霊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ユーフォー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基本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幽霊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ユーフォー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基本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幽霊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ユーフォー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ユーフォー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基本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採掘士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ユーフォー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基本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採掘士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ユーフォー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基本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採掘士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ユーフォー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採掘士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弓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幽霊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採掘士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弓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幽霊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採掘士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ユーフォ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幽霊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採掘士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ユーフォ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幽霊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基本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ユーフォー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幽霊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基本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ユーフォー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採掘士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弓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ユーフォー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幽霊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弓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幽霊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ユーフォー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ユーフォー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弓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ユーフォー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幽霊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採掘士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00/00/00</text:date>, <text:time style:data-style-name="N2" text:time-value="23:52:19.12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date>2018-02-06T23:53:56.985000000</dc:date>
    <meta:editing-duration>PT1M37S</meta:editing-duration>
    <meta:editing-cycles>1</meta:editing-cycles>
    <meta:document-statistic meta:table-count="1" meta:cell-count="187" meta:object-count="0"/>
  </office:meta>
</office:document-meta>
</file>